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4.447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4.4479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rsid="000894c3" officeooo:paragraph-rsid="000894c3"/>
    </style:style>
    <style:style style:name="P2" style:family="paragraph" style:parent-style-name="Table_20_Contents">
      <style:text-properties officeooo:paragraph-rsid="000894c3"/>
    </style:style>
    <style:style style:name="P3" style:family="paragraph" style:parent-style-name="Table_20_Contents">
      <style:text-properties fo:font-weight="bold" officeooo:rsid="000894c3" officeooo:paragraph-rsid="000894c3" style:font-weight-asian="bold" style:font-weight-complex="bold"/>
    </style:style>
    <style:style style:name="P4" style:family="paragraph" style:parent-style-name="Text_20_body">
      <style:text-properties officeooo:rsid="000894c3" officeooo:paragraph-rsid="000894c3"/>
    </style:style>
    <style:style style:name="P5" style:family="paragraph" style:parent-style-name="Text_20_body">
      <style:text-properties officeooo:paragraph-rsid="000894c3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0894c3" officeooo:paragraph-rsid="000894c3" style:font-weight-asian="bold" style:font-weight-complex="bold"/>
    </style:style>
    <style:style style:name="P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99a8"/>
    </style:style>
    <style:style style:name="T3" style:family="text">
      <style:text-properties officeooo:rsid="000a6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yui_3_17_2_1_1630990765807_22"/>1. Создать алгоритм и блок-схему для решения задачи:</text:p>
      <text:p text:style-name="Text_20_body"><text:bookmark text:name="yui_3_17_2_1_1630990765807_23"/>Грузовой автомобиль выехал из одного города в другой со скоростью v1 [км/ч]. Через время <text:line-break/>t [ч] в этом же направлении выехал легковой автомобиль со скоростью v2 [км/ч]. Определить, догонит ли легковой автомобиль г<text:span text:style-name="T2">р</text:span>узовой через время t1 [ч] после своего выезда.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94907956601040">
          <table:table-cell table:style-name="Table1.A1" office:value-type="string">
            <text:p text:style-name="P3">Дано:</text:p>
          </table:table-cell>
          <table:table-cell table:style-name="Table1.A1" office:value-type="string">
            <text:p text:style-name="P3">Математическая модель:</text:p>
          </table:table-cell>
        </table:table-row>
        <table:table-row table:style-name="TableLine94907956601040">
          <table:table-cell table:style-name="Table1.A1" office:value-type="string">
            <text:p text:style-name="Table_20_Contents"/>
          </table:table-cell>
          <table:table-cell table:style-name="Table1.A1" table:number-rows-spanned="3" office:value-type="string">
            <text:p text:style-name="Table_20_Contents"/>
          </table:table-cell>
        </table:table-row>
        <table:table-row table:style-name="TableLine94907956601040">
          <table:table-cell table:style-name="Table1.A1" office:value-type="string">
            <text:p text:style-name="P3">Найти:</text:p>
          </table:table-cell>
          <table:covered-table-cell/>
        </table:table-row>
        <table:table-row table:style-name="TableLine94907956601040">
          <table:table-cell table:style-name="Table1.A1" office:value-type="string">
            <text:p text:style-name="Table_20_Contents"/>
          </table:table-cell>
          <table:covered-table-cell/>
        </table:table-row>
      </table:table>
      <text:p text:style-name="Text_20_body"/>
      <text:p text:style-name="P7">Алгоритм:</text:p>
      <text:p text:style-name="P4"/>
      <text:p text:style-name="P4"/>
      <text:p text:style-name="P4"/>
      <text:p text:style-name="P7">Блок-схема:</text:p>
      <text:p text:style-name="P4"/>
      <text:p text:style-name="Text_20_body"/>
      <text:p text:style-name="Text_20_body"/>
      <text:p text:style-name="P8">2. Создать алгоритм и блок-схему для решения задачи:</text:p>
      <text:p text:style-name="Text_20_body">Одноклеточная амеба каждые три часа делится на две клет­ки. Определить, сколько амеб будет через 3, 6 , 9, 12, ..., 3n часов.</text:p>
      <text:p text:style-name="P5">С помощью таблицы трассировки определить, сколько будет амеб через сутки.</text:p>
      <text:p text:style-name="P5"/>
      <table:table table:name="Table2" table:style-name="Table2">
        <table:table-column table:style-name="Table2.A"/>
        <table:table-column table:style-name="Table2.B"/>
        <table:table-row table:style-name="TableLine94907926483088">
          <table:table-cell table:style-name="Table2.A1" office:value-type="string">
            <text:p text:style-name="P3">Дано:</text:p>
          </table:table-cell>
          <table:table-cell table:style-name="Table2.A1" office:value-type="string">
            <text:p text:style-name="P3">Математическая модель:</text:p>
          </table:table-cell>
        </table:table-row>
        <table:table-row table:style-name="TableLine94907926483088">
          <table:table-cell table:style-name="Table2.A1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</table:table-row>
        <table:table-row table:style-name="TableLine94907926483088">
          <table:table-cell table:style-name="Table2.A1" office:value-type="string">
            <text:p text:style-name="P3">Найти:</text:p>
          </table:table-cell>
          <table:covered-table-cell/>
        </table:table-row>
        <table:table-row table:style-name="TableLine94907926483088">
          <table:table-cell table:style-name="Table2.A1" office:value-type="string">
            <text:p text:style-name="P2"/>
          </table:table-cell>
          <table:covered-table-cell/>
        </table:table-row>
      </table:table>
      <text:p text:style-name="P5"/>
      <text:p text:style-name="P7">Алгоритм:</text:p>
      <text:p text:style-name="P4"/>
      <text:p text:style-name="P4"/>
      <text:p text:style-name="P4"/>
      <text:p text:style-name="P7">Блок-схема:</text:p>
      <text:p text:style-name="P4"/>
      <text:p text:style-name="P4"/>
      <text:p text:style-name="P4"/>
      <text:p text:style-name="P7">Таб<text:span text:style-name="T3">л</text:span>ица трассировки:</text:p>
      <text:p text:style-name="P4"/>
      <text:p text:style-name="P4"/>
      <text:p text:style-name="P4"/>
      <text:p text:style-name="P4"/>
      <text:p text:style-name="P4"/>
      <text:p text:style-name="P4"><text:span text:style-name="T1">Ответ: </text:span>через сутки будет … амеб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0:01:02.531512609</meta:creation-date>
    <dc:date>2021-09-07T10:08:14.891450909</dc:date>
    <meta:editing-duration>PT7M10S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2" meta:paragraph-count="17" meta:word-count="108" meta:character-count="719" meta:non-whitespace-character-count="627"/>
  </office:meta>
</office:document-meta>
</file>